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color="#423c1f" style:font-name="Verdana" fo:font-size="9pt" fo:font-weight="bold"/>
    </style:style>
    <style:style style:name="T1" style:family="text">
      <style:text-properties fo:color="#5a5a5a" style:font-name="Verdana" fo:font-size="8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icy Cayenne Chicken Wings </text:h>
      <text:p text:style-name="Text_20_body"><text:span text:style-name="T1">Prep time: 5 minutes<text:line-break/>Marinating time: 2 to 3 hours<text:line-break/>Grilling time: 16 to 18 minutes<text:line-break/><text:line-break/></text:span><text:span text:style-name="Strong_20_Emphasis"><text:span text:style-name="T1">Marinade</text:span></text:span><text:span text:style-name="T1"><text:line-break/>1/4 cup extra virgin olive oil <text:line-break/>2 tablespoons fresh lemon juice<text:line-break/>1 tablespoon minced garlic<text:line-break/>1-1/2 teaspoons kosher salt<text:line-break/>2 teaspoons dried oregano<text:line-break/>2 teaspoons paprika<text:line-break/>1 teaspoon celery seed<text:line-break/>1 teaspoon ground cayenne pepper<text:line-break/><text:line-break/>16 chicken wings, wing tips removed<text:line-break/><text:line-break/>1. In a small bowl whisk the marinade ingredients. <text:line-break/><text:line-break/>2. Place the chicken in a large, resealable plastic bag and pour in the marinade. Press the air out of the bag and seal tightly. Turn the bag to distribute the marinade, place the bag in a bowl, and refrigerate for 2 to 3 hours.<text:line-break/><text:line-break/>3. Remove the chicken from the bag and discard the marinade. Grill over </text:span><text:span text:style-name="Emphasis"><text:span text:style-name="Strong_20_Emphasis"><text:span text:style-name="T1">direct medium heat</text:span></text:span></text:span><text:span text:style-name="T1"> (350°F to 450°F) until the meat is no longer pink at the bone, 16 to 18 minutes, turning occasionally. Serve warm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27T03:42:11</meta:creation-date>
    <meta:document-statistic meta:table-count="0" meta:image-count="0" meta:object-count="0" meta:page-count="1" meta:paragraph-count="2" meta:word-count="153" meta:character-count="869"/>
    <dc:date>2010-12-27T03:42:54</dc:date>
    <dc:creator>robertm </dc:creator>
    <meta:editing-duration>PT00H00M43S</meta:editing-duration>
    <meta:editing-cycles>1</meta:editing-cycles>
    <meta:generator>OpenOffice.org/3.1$Unix OpenOffice.org_project/310m19$Build-9420</meta:generator>
  </office:meta>
</office:document-meta>
</file>